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86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107">
      <style:table-cell-properties fo:background-color="#000000" style:text-align-source="fix" style:repeat-content="false" fo:padding="0.085cm" style:vertical-align="middle"/>
      <style:paragraph-properties fo:text-align="center" fo:margin-left="0cm"/>
      <style:text-properties fo:color="#ffffff" style:font-name="Source Sans Pro" fo:font-size="12pt" style:font-size-asian="12pt" style:font-size-complex="12pt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background-color="#000000" style:text-align-source="fix" style:repeat-content="false" fo:padding="0.085cm" style:vertical-align="middle"/>
      <style:paragraph-properties fo:text-align="center" fo:margin-left="0cm"/>
      <style:text-properties fo:color="#ffffff" style:font-name="Source Sans Pro" fo:font-size="12pt" style:font-size-asian="12pt" style:font-size-complex="12pt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000000" style:text-align-source="fix" style:repeat-content="false" fo:padding="0.085cm" style:vertical-align="middle"/>
      <style:paragraph-properties fo:text-align="center" fo:margin-left="0cm"/>
      <style:text-properties fo:color="#ffffff" style:font-name="Source Sans Pro" fo:font-size="12pt" style:font-size-asian="12pt" style:font-size-complex="12pt"/>
    </style:style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 table:null-year="1950"/>
      <table:content-validations>
        <table:content-validation table:name="val1" table:base-cell-address="Tabelle1.E1">
          <table:error-message table:message-type="stop" table:display="true"/>
        </table:content-validation>
        <table:content-validation table:name="val2" table:condition="of:cell-content-is-in-list(&quot;Einbringen&quot;;&quot;Planen&quot;;&quot;Entwerfen &amp; Verändern&quot;;&quot;Erhalten / Entwickeln&quot;;&quot;Liefern &amp; Supporten&quot;;&quot;Verbessern&quot;)" table:allow-empty-cell="true" table:display-list="sort-ascending" table:base-cell-address="Tabelle1.D1">
          <table:error-message table:message-type="stop" table:display="true"/>
        </table:content-validation>
        <table:content-validation table:name="val3" table:condition="of:cell-content-is-in-list(&quot;Vorschlag&quot;;&quot;Geprüft&quot;;&quot;In Planung&quot;;&quot;Zurückgestellt&quot;;&quot;Begonnen&quot;;&quot;Unterbrochen&quot;;&quot;In Evaluierung&quot;;&quot;Abgeschlossen&quot;)" table:allow-empty-cell="true" table:display-list="unsorted" table:base-cell-address="Tabelle1.F1">
          <table:error-message table:message-type="stop" table:display="true"/>
        </table:content-validation>
        <table:content-validation table:name="val4" table:condition="of:cell-content-is-in-list(&quot;klein&quot;;&quot;mittel&quot;;&quot;groß&quot;)" table:allow-empty-cell="true" table:display-list="unsorted" table:base-cell-address="Tabelle1.G2">
          <table:error-message table:message-type="stop" table:display="true"/>
        </table:content-validation>
        <table:content-validation table:name="val5" table:condition="of:cell-content-is-in-list(&quot;niedrig&quot;;&quot;mittel&quot;;&quot;hoch&quot;)" table:allow-empty-cell="true" table:display-list="unsorted" table:base-cell-address="Tabelle1.H2">
          <table:error-message table:message-type="stop" table:display="true"/>
        </table:content-validation>
        <table:content-validation table:name="val6" table:condition="of:cell-content-is-in-list(&quot;kurz&quot;;&quot;mittel&quot;;&quot;lang&quot;)" table:allow-empty-cell="true" table:display-list="unsorted" table:base-cell-address="Tabelle1.I1">
          <table:error-message table:message-type="stop" table:display="true"/>
        </table:content-validation>
        <table:content-validation table:name="val7" table:condition="of:cell-content-is-in-list(&quot;niedrig&quot;;&quot;mittel&quot;;&quot;hoch&quot;)" table:allow-empty-cell="true" table:display-list="unsorted" table:base-cell-address="Tabelle1.L1">
          <table:error-message table:message-type="stop" table:display="true"/>
        </table:content-validation>
        <table:content-validation table:name="val8" table:condition="of:cell-content-is-in-list(&quot;Ja&quot;;&quot;Nein&quot;)" table:allow-empty-cell="true" table:display-list="unsorted" table:base-cell-address="Tabelle1.M1">
          <table:help-message table:title="Implementierungs-Risiko" table:display="true">
            <text:p>Besteht ein signifikates</text:p>
            <text:p><text:s/>(Eintrittswahrscheinlichkeit &amp; Auswirkung) </text:p>
            <text:p>Risiko, dass die Implementierung </text:p>
            <text:p>zu Problemen führt?</text:p>
          </table:help-message>
          <table:error-message table:message-type="stop" table:display="true"/>
        </table:content-validation>
      </table:content-validations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6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1010" table:default-cell-style-name="Default"/>
        <table:table-row table:style-name="ro1">
          <table:table-cell table:style-name="ce1" table:content-validation-name="val1" office:value-type="string" calcext:value-type="string">
            <text:p>Register #</text:p>
          </table:table-cell>
          <table:table-cell table:style-name="ce3" table:content-validation-name="val1" office:value-type="string" calcext:value-type="string">
            <text:p>Datum</text:p>
          </table:table-cell>
          <table:table-cell table:style-name="ce3" table:content-validation-name="val1" office:value-type="string" calcext:value-type="string">
            <text:p>Beschreibung</text:p>
          </table:table-cell>
          <table:table-cell table:style-name="ce3" table:content-validation-name="val1" office:value-type="string" calcext:value-type="string">
            <text:p>Aktivität</text:p>
          </table:table-cell>
          <table:table-cell table:style-name="ce3" table:content-validation-name="val1" office:value-type="string" calcext:value-type="string">
            <text:p>Verantwortlich</text:p>
          </table:table-cell>
          <table:table-cell table:style-name="ce3" table:content-validation-name="val1" office:value-type="string" calcext:value-type="string">
            <text:p>Status</text:p>
          </table:table-cell>
          <table:table-cell table:style-name="ce3" table:content-validation-name="val1" office:value-type="string" calcext:value-type="string">
            <text:p>Aufwand</text:p>
          </table:table-cell>
          <table:table-cell table:style-name="ce5" table:content-validation-name="val1" office:value-type="string" calcext:value-type="string">
            <text:p>Priorität</text:p>
          </table:table-cell>
          <table:table-cell table:style-name="ce3" table:content-validation-name="val1" office:value-type="string" calcext:value-type="string">
            <text:p>Zeit-Aufwand</text:p>
          </table:table-cell>
          <table:table-cell table:style-name="ce3" table:content-validation-name="val1" office:value-type="string" calcext:value-type="string">
            <text:p>KPI</text:p>
          </table:table-cell>
          <table:table-cell table:style-name="ce3" table:content-validation-name="val1" office:value-type="string" calcext:value-type="string">
            <text:p>Einheit</text:p>
          </table:table-cell>
          <table:table-cell table:style-name="ce3" table:content-validation-name="val1" office:value-type="string" calcext:value-type="string">
            <text:p>Kritisch</text:p>
          </table:table-cell>
          <table:table-cell table:style-name="ce3" table:content-validation-name="val1" office:value-type="string" calcext:value-type="string">
            <text:p>Risiko</text:p>
          </table:table-cell>
          <table:table-cell table:style-name="ce3" table:content-validation-name="val1" office:value-type="string" calcext:value-type="string">
            <text:p>Kommentar</text:p>
          </table:table-cell>
          <table:table-cell table:content-validation-name="val1" table:number-columns-repeated="1010"/>
        </table:table-row>
        <table:table-row table:style-name="ro2">
          <table:table-cell office:value-type="float" office:value="1" calcext:value-type="float">
            <text:p>R01</text:p>
          </table:table-cell>
          <table:table-cell table:style-name="ce4"/>
          <table:table-cell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2]+1" office:value-type="float" office:value="2" calcext:value-type="float">
            <text:p>R02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2" calcext:value-type="float">
            <text:p>R02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4]+1" office:value-type="float" office:value="3" calcext:value-type="float">
            <text:p>R03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3" calcext:value-type="float">
            <text:p>R03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6]+1" office:value-type="float" office:value="4" calcext:value-type="float">
            <text:p>R04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4" calcext:value-type="float">
            <text:p>R04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8]+1" office:value-type="float" office:value="5" calcext:value-type="float">
            <text:p>R05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5" calcext:value-type="float">
            <text:p>R05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10]+1" office:value-type="float" office:value="6" calcext:value-type="float">
            <text:p>R06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6" calcext:value-type="float">
            <text:p>R06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12]+1" office:value-type="float" office:value="7" calcext:value-type="float">
            <text:p>R07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7" calcext:value-type="float">
            <text:p>R07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14]+1" office:value-type="float" office:value="8" calcext:value-type="float">
            <text:p>R08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8" calcext:value-type="float">
            <text:p>R08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16]+1" office:value-type="float" office:value="9" calcext:value-type="float">
            <text:p>R09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9" calcext:value-type="float">
            <text:p>R09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18]+1" office:value-type="float" office:value="10" calcext:value-type="float">
            <text:p>R10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10" calcext:value-type="float">
            <text:p>R10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20]+1" office:value-type="float" office:value="11" calcext:value-type="float">
            <text:p>R11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 table:number-rows-repeated="1048554">
          <table:table-cell table:number-columns-repeated="3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number-columns-repeated="3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calcext:conditional-formats>
          <calcext:conditional-format calcext:target-range-address="Tabelle1.H1:Tabelle1.H1048576">
            <calcext:condition calcext:apply-style-name="Good" calcext:value="contains-text(&quot;niedrig&quot;)" calcext:base-cell-address="Tabelle1.H1"/>
            <calcext:condition calcext:apply-style-name="Neutral" calcext:value="contains-text(&quot;mittel&quot;)" calcext:base-cell-address="Tabelle1.H1"/>
            <calcext:condition calcext:apply-style-name="Bad" calcext:value="contains-text(&quot;hoch&quot;)" calcext:base-cell-address="Tabelle1.H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text>R</number:text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astian Meisel</meta:initial-creator>
    <meta:creation-date>2021-12-27T12:07:11.341276369</meta:creation-date>
    <dc:date>2022-01-17T09:02:15.207000000</dc:date>
    <dc:creator>Sebastian Meisel</dc:creator>
    <meta:editing-duration>PT6M47S</meta:editing-duration>
    <meta:editing-cycles>2</meta:editing-cycles>
    <meta:generator>LibreOffice/7.1.7.2$Windows_X86_64 LibreOffice_project/c6a4e3954236145e2acb0b65f68614365aeee33f</meta:generator>
    <meta:document-statistic meta:table-count="1" meta:cell-count="34" meta:object-count="0"/>
  </office:meta>
</office:document-meta>
</file>